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0.586cm"/>
    </style:style>
    <style:style style:name="Table1.D" style:family="table-column">
      <style:table-column-properties style:column-width="0.587cm"/>
    </style:style>
    <style:style style:name="Table1.K" style:family="table-column">
      <style:table-column-properties style:column-width="0.714cm"/>
    </style:style>
    <style:style style:name="Table1.L" style:family="table-column">
      <style:table-column-properties style:column-width="5.7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ccc0f"/>
    </style:style>
    <style:style style:name="P2" style:family="paragraph" style:parent-style-name="Table_20_Heading">
      <style:text-properties officeooo:rsid="000ccc0f" officeooo:paragraph-rsid="000ccc0f"/>
    </style:style>
    <style:style style:name="P3" style:family="paragraph" style:parent-style-name="Table_20_Contents">
      <style:text-properties officeooo:rsid="000ccc0f" officeooo:paragraph-rsid="000ccc0f"/>
    </style:style>
    <style:style style:name="P4" style:family="paragraph" style:parent-style-name="Standard">
      <style:text-properties officeooo:rsid="000c2cee" officeooo:paragraph-rsid="000c2cee"/>
    </style:style>
    <style:style style:name="T1" style:family="text">
      <style:text-properties officeooo:rsid="000df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ON DE PROBLEMATICA Y NECESIDADES DE LA EMPRESA</text:p>
      <text:p text:style-name="P4"/>
      <text:p text:style-name="P4">(1 SIENDO EL MÁS BAJO)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K"/>
        <table:table-column table:style-name="Table1.L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table:number-columns-spanned="10" office:value-type="string">
              <text:p text:style-name="P2">Autoevaluac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3">Necesidades o <text:span text:style-name="T1">problemáticas</text:span></text:p>
          </table:table-cell>
          <table:table-cell table:style-name="Table1.B2" table:number-columns-spanned="10" office:value-type="string">
            <text:p text:style-name="P3">Desempeño si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3">Observaciones para retroalimentació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0</text:p>
          </table:table-cell>
          <table:table-cell table:style-name="Table1.L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erdida de documentos (programación de las diferentes <text:span text:style-name="T1">cirugías</text:span>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iempo de <text:span text:style-name="T1">búsqueda</text:span> de <text:span text:style-name="T1">algún</text:span> documento importan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iempo de la programación de la <text:span text:style-name="T1">cirugía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otal de pacientes operados en el transcurso de cierto tiemp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iempo de perdida del traslado del <text:span text:style-name="T1">pacien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otal de <text:span text:style-name="T1">cirugías</text:span> diferida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1:05:13</meta:creation-date>
    <dc:date>2013-07-31T08:23:08</dc:date>
    <dc:creator>Biomedica </dc:creator>
    <meta:editing-duration>PT12M57S</meta:editing-duration>
    <meta:editing-cycles>3</meta:editing-cycles>
    <meta:generator>LibreOffice/3.6$Linux_x86 LibreOffice_project/360m1$Build-2</meta:generator>
    <meta:document-statistic meta:table-count="1" meta:image-count="0" meta:object-count="0" meta:page-count="1" meta:paragraph-count="22" meta:word-count="77" meta:character-count="473" meta:non-whitespace-character-count="418"/>
  </office:meta>
</office:document-meta>
</file>